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float" office:value="11" table:number-columns-spanned="2" table:number-rows-spanned="1">
            <text:p>11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Enoch Yang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Katrina Bergen #</text:p>
          </table:table-cell>
          <table:covered-table-cell table:style-name="ce19" table:content-validation-name="val2"/>
          <table:table-cell table:number-columns-repeated="6" table:style-name="ce26"/>
          <table:table-cell table:number-columns-repeated="2"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48" table:formula="of:=[Calculations.Y42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Churchill Obamwonyi #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Danette Maxwell #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GAriel Lai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10">
            <text:p>10</text:p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30">
            <text:p>30</text:p>
          </table:table-cell>
          <table:table-cell table:style-name="ce20" table:formula="of:=[Calculations.L7]" office:value-type="float" office:value="50">
            <text:p>50</text:p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70">
            <text:p>70</text:p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00">
            <text:p>10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30">
            <text:p>13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Fairhave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y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y Peters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Emily Letkeman #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Cassidy Agent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e</text:p>
          </table:table-cell>
          <table:table-cell table:number-columns-repeated="8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Lillia Fish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 office:value-type="string">
            <text:p>c</text:p>
          </table:table-cell>
          <table:table-cell table:style-name="ce27" office:value-type="string">
            <text:p>e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Danica Killoh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10">
            <text:p>10</text:p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30">
            <text:p>30</text:p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50">
            <text:p>50</text:p>
          </table:table-cell>
          <table:table-cell table:style-name="ce20" table:formula="of:=[Calculations.R58]" office:value-type="float" office:value="40">
            <text:p>40</text:p>
          </table:table-cell>
          <table:table-cell table:style-name="ce20" table:formula="of:=[Calculations.S58]" office:value-type="float" office:value="60">
            <text:p>6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Katie Peters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Carleigh Peters #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b</text:p>
          </table:table-cell>
          <table:table-cell table:number-columns-repeated="9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Paw Lie #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mb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Hsar Ku Wah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40">
            <text:p>4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53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11">
            <text:p>Quiz C11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Erindale 3">
            <text:p>Erindale 3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30">
            <text:p>130</text:p>
          </table:table-cell>
          <table:table-cell table:style-name="ce58" table:formula="of:=[Calculations.AE16]" office:value-type="float" office:value="15">
            <text:p>15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Fairhaven 2">
            <text:p>Fairhaven 2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60">
            <text:p>60</text:p>
          </table:table-cell>
          <table:table-cell table:style-name="ce58" table:formula="of:=[Calculations.AE17]" office:value-type="float" office:value="6">
            <text:p>6</text:p>
          </table:table-cell>
          <table:table-cell table:style-name="ce58" table:formula="of:=[Calculations.AF17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thern 5">
            <text:p>Rosthern 5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3">
            <text:p>3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Erindale 3">
            <text:p>Erindale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Enoch Yang #">
            <text:p>Enoch Yang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Katrina Bergen #">
            <text:p>Katrina Bergen #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 office:value-type="string" office:string-value="c">
            <text:p>c</text:p>
          </table:table-cell>
          <table:table-cell table:style-name="ce66" table:formula="of:=[Calculations.L3]" office:value-type="string" office:string-value="c">
            <text:p>c</text:p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Churchill Obamwonyi #">
            <text:p>Churchill Obamwonyi #</text:p>
          </table:table-cell>
          <table:table-cell table:formula="of:=[Calculations.B4]" office:value-type="float" office:value="20">
            <text:p>2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c">
            <text:p>c</text:p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Danette Maxwell #">
            <text:p>Danette Maxwell #</text:p>
          </table:table-cell>
          <table:table-cell table:formula="of:=[Calculations.B5]" office:value-type="float" office:value="10">
            <text:p>10</text:p>
          </table:table-cell>
          <table:table-cell table:style-name="ce60" table:formula="of:=[Calculations.C5]" office:value-type="float" office:value="2">
            <text:p>2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e">
            <text:p>e</text:p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 office:value-type="string" office:string-value="e">
            <text:p>e</text:p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 office:value-type="string" office:string-value="c">
            <text:p>c</text:p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GAriel Lai #">
            <text:p>GAriel Lai #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10">
            <text:p>10</text:p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30">
            <text:p>30</text:p>
          </table:table-cell>
          <table:table-cell table:style-name="ce65" table:formula="of:=[Calculations.L7]" office:value-type="float" office:value="50">
            <text:p>50</text:p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70">
            <text:p>70</text:p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00">
            <text:p>10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30">
            <text:p>13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Fairhaven 2">
            <text:p>Fairhave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y Peters #">
            <text:p>Ty Peters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Emily Letkeman #">
            <text:p>Emily Letkeman #</text:p>
          </table:table-cell>
          <table:table-cell table:formula="of:=[Calculations.B54]" office:value-type="float" office:value="-10">
            <text:p>-10</text:p>
          </table:table-cell>
          <table:table-cell table:style-name="ce60" table:formula="of:=[Calculations.C54]" office:value-type="float" office:value="2">
            <text:p>2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 office:value-type="string" office:string-value="e">
            <text:p>e</text:p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 office:value-type="string" office:string-value="e">
            <text:p>e</text:p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Cassidy Agent #">
            <text:p>Cassidy Agent #</text:p>
          </table:table-cell>
          <table:table-cell table:formula="of:=[Calculations.B55]" office:value-type="float" office:value="40">
            <text:p>40</text:p>
          </table:table-cell>
          <table:table-cell table:style-name="ce60" table:formula="of:=[Calculations.C55]" office:value-type="float" office:value="1">
            <text:p>1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 office:value-type="string" office:string-value="e">
            <text:p>e</text:p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 office:value-type="string" office:string-value="c">
            <text:p>c</text:p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 office:value-type="string" office:string-value="c">
            <text:p>c</text:p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Lillia Fish #">
            <text:p>Lillia Fish #</text:p>
          </table:table-cell>
          <table:table-cell table:formula="of:=[Calculations.B56]" office:value-type="float" office:value="20">
            <text:p>2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 office:value-type="string" office:string-value="c">
            <text:p>c</text:p>
          </table:table-cell>
          <table:table-cell table:style-name="ce66" table:formula="of:=[Calculations.R56]" office:value-type="string" office:string-value="e">
            <text:p>e</text:p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Danica Killoh #">
            <text:p>Danica Killoh #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10">
            <text:p>10</text:p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30">
            <text:p>30</text:p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50">
            <text:p>50</text:p>
          </table:table-cell>
          <table:table-cell table:style-name="ce65" table:formula="of:=[Calculations.R58]" office:value-type="float" office:value="40">
            <text:p>40</text:p>
          </table:table-cell>
          <table:table-cell table:style-name="ce65" table:formula="of:=[Calculations.S58]" office:value-type="float" office:value="60">
            <text:p>6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thern 5">
            <text:p>Rosthern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Katie Peters #">
            <text:p>Katie Peters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Carleigh Peters #">
            <text:p>Carleigh Peters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b">
            <text:p>b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Paw Lie #">
            <text:p>Paw Lie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 office:value-type="string" office:string-value="mb">
            <text:p>mb</text:p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Hsar Ku Wah #">
            <text:p>Hsar Ku Wah #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40">
            <text:p>40</text:p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Erindale 3">
            <text:p>Erindale 3</text:p>
          </table:table-cell>
          <table:table-cell table:style-name="ce9" table:formula="of:=CONCATENATE([$Quiz.$C$3];[$Quiz.$D$3])" office:value-type="string" office:string-value="C11">
            <text:p>C11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30">
            <text:p>130</text:p>
          </table:table-cell>
          <table:table-cell table:style-name="ce24" table:formula="of:=[Calculations.AE16]" office:value-type="float" office:value="15">
            <text:p>15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Fairhaven 2">
            <text:p>Fairhaven 2</text:p>
          </table:table-cell>
          <table:table-cell table:style-name="ce9" table:formula="of:=CONCATENATE([$Quiz.$C$3];[$Quiz.$D$3])" office:value-type="string" office:string-value="C11">
            <text:p>C11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60">
            <text:p>60</text:p>
          </table:table-cell>
          <table:table-cell table:style-name="ce24" table:formula="of:=[Calculations.AE17]" office:value-type="float" office:value="6">
            <text:p>6</text:p>
          </table:table-cell>
          <table:table-cell table:formula="of:=[Calculations.AF1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thern 5">
            <text:p>Rosthern 5</text:p>
          </table:table-cell>
          <table:table-cell table:style-name="ce9" table:formula="of:=CONCATENATE([$Quiz.$C$3];[$Quiz.$D$3])" office:value-type="string" office:string-value="C11">
            <text:p>C11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3">
            <text:p>3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Enoch Yang #">
            <text:p>Enoch Yang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atrina Bergen #">
            <text:p>Katrina Bergen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Churchill Obamwonyi #">
            <text:p>Churchill Obamwonyi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Danette Maxwell #">
            <text:p>Danette Maxwell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5]" office:value-type="float" office:value="10">
            <text:p>10</text:p>
          </table:table-cell>
          <table:table-cell table:style-name="ce24" table:formula="of:=[Calculations.C5]" office:value-type="float" office:value="2">
            <text:p>2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GAriel Lai #">
            <text:p>GAriel Lai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y Peters #">
            <text:p>Ty Peters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Emily Letkeman #">
            <text:p>Emily Letkeman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54]" office:value-type="float" office:value="-10">
            <text:p>-10</text:p>
          </table:table-cell>
          <table:table-cell table:style-name="ce24" table:formula="of:=[Calculations.C54]" office:value-type="float" office:value="2">
            <text:p>2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assidy Agent #">
            <text:p>Cassidy Agent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55]" office:value-type="float" office:value="40">
            <text:p>4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Lillia Fish #">
            <text:p>Lillia Fish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56]" office:value-type="float" office:value="20">
            <text:p>2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Danica Killoh #">
            <text:p>Danica Killoh #</text:p>
          </table:table-cell>
          <table:table-cell table:style-name="ce24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Katie Peters #">
            <text:p>Katie Peters #</text:p>
          </table:table-cell>
          <table:table-cell table:style-name="ce24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rleigh Peters #">
            <text:p>Carleigh Peters #</text:p>
          </table:table-cell>
          <table:table-cell table:style-name="ce24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Paw Lie #">
            <text:p>Paw Lie #</text:p>
          </table:table-cell>
          <table:table-cell table:style-name="ce24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Hsar Ku Wah #">
            <text:p>Hsar Ku Wah #</text:p>
          </table:table-cell>
          <table:table-cell table:style-name="ce24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thern 5">
            <text:p>Rosthern 5</text:p>
          </table:table-cell>
          <table:table-cell table:formula="of:=CONCATENATE([$Quiz.$C$3];[$Quiz.$D$3])" office:value-type="string" office:string-value="C11">
            <text:p>C11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Erindale 3">
            <text:p>Erindale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Enoch Yang #">
            <text:p>Enoch Yang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atrina Bergen #">
            <text:p>Katrina Bergen #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 office:value-type="string" office:string-value="c">
            <text:p>c</text:p>
          </table:table-cell>
          <table:table-cell table:style-name="ce78" table:formula="of:=IF([Quiz.K7]=0;&quot;&quot;;[Quiz.K7])" office:value-type="string" office:string-value="c">
            <text:p>c</text:p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Churchill Obamwonyi #">
            <text:p>Churchill Obamwonyi #</text:p>
          </table:table-cell>
          <table:table-cell table:style-name="ce77" table:formula="of:=[.S12]*20+[.Z12]+[.Z24]+[.Z34]" office:value-type="float" office:value="20">
            <text:p>2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1">
            <text:p>1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c">
            <text:p>c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Erindale 3">
            <text:p>Erindale 3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5">
            <text:p>15</text:p>
          </table:table-cell>
          <table:table-cell table:style-name="ce78" table:formula="of:=VLOOKUP([.AG$3];TeamPoints;2)+MAX(([.$AC4]-VLOOKUP([.AG$3];TeamPoints;3))/10;0)" office:value-type="float" office:value="14">
            <text:p>14</text:p>
          </table:table-cell>
          <table:table-cell table:style-name="ce78" table:formula="of:=VLOOKUP([.AH$3];TeamPoints;2)+MAX(([.$AC4]-VLOOKUP([.AH$3];TeamPoints;3))/10;0)" office:value-type="float" office:value="13">
            <text:p>13</text:p>
          </table:table-cell>
          <table:table-cell table:style-name="ce78" table:formula="of:=VLOOKUP([.AI$3];TeamPoints;2)+MAX(([.$AC4]-VLOOKUP([.AI$3];TeamPoints;3))/10;0)" office:value-type="float" office:value="13">
            <text:p>13</text:p>
          </table:table-cell>
          <table:table-cell table:style-name="ce78" table:formula="of:=VLOOKUP([.AJ$3];TeamPoints;2)+MAX(([.$AC4]-VLOOKUP([.AJ$3];TeamPoints;3))/10;0)" office:value-type="float" office:value="13">
            <text:p>13</text:p>
          </table:table-cell>
          <table:table-cell table:style-name="ce78" table:formula="of:=VLOOKUP([.AK$3];TeamPoints;2)+MAX(([.$AC4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Danette Maxwell #">
            <text:p>Danette Maxwell #</text:p>
          </table:table-cell>
          <table:table-cell table:style-name="ce77" table:formula="of:=[.S13]*20+[.Z13]+[.Z25]+[.Z35]" office:value-type="float" office:value="10">
            <text:p>10</text:p>
          </table:table-cell>
          <table:table-cell table:style-name="ce77" table:formula="of:=[.S25]" office:value-type="float" office:value="2">
            <text:p>2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 office:value-type="string" office:string-value="e">
            <text:p>e</text:p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 office:value-type="string" office:string-value="e">
            <text:p>e</text:p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 office:value-type="string" office:string-value="c">
            <text:p>c</text:p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Fairhaven 2">
            <text:p>Fairhaven 2</text:p>
          </table:table-cell>
          <table:table-cell table:style-name="ce77" table:formula="of:=[.$S$93]" office:value-type="float" office:value="60">
            <text:p>6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6">
            <text:p>6</text:p>
          </table:table-cell>
          <table:table-cell table:style-name="ce78" table:formula="of:=VLOOKUP([.AI$3];TeamPoints;2)+MAX(([.$AC5]-VLOOKUP([.AI$3];TeamPoints;3))/10;0)" office:value-type="float" office:value="6">
            <text:p>6</text:p>
          </table:table-cell>
          <table:table-cell table:style-name="ce78" table:formula="of:=VLOOKUP([.AJ$3];TeamPoints;2)+MAX(([.$AC5]-VLOOKUP([.AJ$3];TeamPoints;3))/10;0)" office:value-type="float" office:value="6">
            <text:p>6</text:p>
          </table:table-cell>
          <table:table-cell table:style-name="ce78" table:formula="of:=VLOOKUP([.AK$3];TeamPoints;2)+MAX(([.$AC5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GAriel Lai #">
            <text:p>GAriel Lai #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5">
            <text:p>Rosthern 5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10">
            <text:p>1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30">
            <text:p>30</text:p>
          </table:table-cell>
          <table:table-cell table:style-name="ce78" table:formula="of:=IF([.L41]=0;&quot;&quot;;[.L42])" office:value-type="float" office:value="50">
            <text:p>50</text:p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70">
            <text:p>7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00">
            <text:p>10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30">
            <text:p>13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2">
            <text:p>2</text:p>
          </table:table-cell>
          <table:table-cell table:formula="of:=IF(LOWER([.M3])=&quot;c&quot;;[.L11]+1;[.L11])" office:value-type="float" office:value="2">
            <text:p>2</text:p>
          </table:table-cell>
          <table:table-cell table:formula="of:=IF(LOWER([.N3])=&quot;c&quot;;[.M11]+1;[.M11])" office:value-type="float" office:value="2">
            <text:p>2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3">
            <text:p>3</text:p>
          </table:table-cell>
          <table:table-cell table:formula="of:=IF(LOWER([.Q3])=&quot;c&quot;;[.P11]+1;[.P11])" office:value-type="float" office:value="3">
            <text:p>3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Erindale 3">
            <text:p>Erindale 3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Fairhaven 2">
            <text:p>Fairhaven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5">
            <text:p>Rosthern 5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Erindale 3">
            <text:p>Erindale 3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HLOOKUP([.AC16];TotalPoints;2)" office:value-type="float" office:value="15">
            <text:p>15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Fairhaven 2">
            <text:p>Fairhaven 2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60">
            <text:p>60</text:p>
          </table:table-cell>
          <table:table-cell table:style-name="ce77" table:formula="of:=HLOOKUP([.AC17];TotalPoints;3)" office:value-type="float" office:value="6">
            <text:p>6</text:p>
          </table:table-cell>
          <table:table-cell table:style-name="ce77" table:formula="of:=[.S79]" office:value-type="float" office:value="4">
            <text:p>4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5">
            <text:p>Rosthern 5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3">
            <text:p>3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10">
            <text:p>1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1">
            <text:p>1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2">
            <text:p>2</text:p>
          </table:table-cell>
          <table:table-cell table:formula="of:=IF(LOWER([.I5])=&quot;e&quot;;[.H25]+1;[.H25])" office:value-type="float" office:value="2">
            <text:p>2</text:p>
          </table:table-cell>
          <table:table-cell table:formula="of:=IF(LOWER([.J5])=&quot;e&quot;;[.I25]+1;[.I25])" office:value-type="float" office:value="2">
            <text:p>2</text:p>
          </table:table-cell>
          <table:table-cell table:formula="of:=IF(LOWER([.K5])=&quot;e&quot;;[.J25]+1;[.J25])" office:value-type="float" office:value="2">
            <text:p>2</text:p>
          </table:table-cell>
          <table:table-cell table:formula="of:=IF(LOWER([.L5])=&quot;e&quot;;[.K25]+1;[.K25])" office:value-type="float" office:value="2">
            <text:p>2</text:p>
          </table:table-cell>
          <table:table-cell table:formula="of:=IF(LOWER([.M5])=&quot;e&quot;;[.L25]+1;[.L25])" office:value-type="float" office:value="2">
            <text:p>2</text:p>
          </table:table-cell>
          <table:table-cell table:formula="of:=IF(LOWER([.N5])=&quot;e&quot;;[.M25]+1;[.M25])" office:value-type="float" office:value="2">
            <text:p>2</text:p>
          </table:table-cell>
          <table:table-cell table:formula="of:=IF(LOWER([.O5])=&quot;e&quot;;[.N25]+1;[.N25])" office:value-type="float" office:value="2">
            <text:p>2</text:p>
          </table:table-cell>
          <table:table-cell table:formula="of:=IF(LOWER([.P5])=&quot;e&quot;;[.O25]+1;[.O25])" office:value-type="float" office:value="2">
            <text:p>2</text:p>
          </table:table-cell>
          <table:table-cell table:formula="of:=IF(LOWER([.Q5])=&quot;e&quot;;[.P25]+1;[.P25])" office:value-type="float" office:value="2">
            <text:p>2</text:p>
          </table:table-cell>
          <table:table-cell table:formula="of:=IF(LOWER([.R5])=&quot;e&quot;;[.Q25]+1;[.Q25])" office:value-type="float" office:value="2">
            <text:p>2</text:p>
          </table:table-cell>
          <table:table-cell table:formula="of:=IF(LOWER([.S5])=&quot;e&quot;;[.R25]+1;[.R25])" office:value-type="float" office:value="2">
            <text:p>2</text:p>
          </table:table-cell>
          <table:table-cell table:formula="of:=IF(LOWER([.T5])=&quot;e&quot;;[.S25]+1;[.S25])" office:value-type="float" office:value="2">
            <text:p>2</text:p>
          </table:table-cell>
          <table:table-cell table:formula="of:=IF(LOWER([.U5])=&quot;e&quot;;[.T25]+1;[.T25])" office:value-type="float" office:value="2">
            <text:p>2</text:p>
          </table:table-cell>
          <table:table-cell table:formula="of:=IF(LOWER([.V5])=&quot;e&quot;;[.U25]+1;[.U25])" office:value-type="float" office:value="2">
            <text:p>2</text:p>
          </table:table-cell>
          <table:table-cell table:formula="of:=IF(LOWER([.W5])=&quot;e&quot;;[.V25]+1;[.V25])" office:value-type="float" office:value="2">
            <text:p>2</text:p>
          </table:table-cell>
          <table:table-cell table:formula="of:=IF(LOWER([.X5])=&quot;e&quot;;[.W25]+1;[.W25])" office:value-type="float" office:value="2">
            <text:p>2</text:p>
          </table:table-cell>
          <table:table-cell table:formula="of:=IF(LOWER([.Y5])=&quot;e&quot;;[.X25]+1;[.X25])" office:value-type="float" office:value="2">
            <text:p>2</text:p>
          </table:table-cell>
          <table:table-cell table:formula="of:=IF([.S25]&gt;1;([.S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2">
            <text:p>2</text:p>
          </table:table-cell>
          <table:table-cell table:formula="of:=SUM([.I22:.I26])" office:value-type="float" office:value="2">
            <text:p>2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-10">
            <text:p>-1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-10">
            <text:p>-1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30">
            <text:p>3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10">
            <text:p>10</text:p>
          </table:table-cell>
          <table:table-cell table:formula="of:=[.H42]+[.I41]" office:value-type="float" office:value="10">
            <text:p>10</text:p>
          </table:table-cell>
          <table:table-cell table:formula="of:=[.I42]+[.J41]" office:value-type="float" office:value="10">
            <text:p>10</text:p>
          </table:table-cell>
          <table:table-cell table:formula="of:=[.J42]+[.K41]" office:value-type="float" office:value="30">
            <text:p>30</text:p>
          </table:table-cell>
          <table:table-cell table:formula="of:=[.K42]+[.L41]" office:value-type="float" office:value="50">
            <text:p>50</text:p>
          </table:table-cell>
          <table:table-cell table:formula="of:=[.L42]+[.M41]" office:value-type="float" office:value="50">
            <text:p>50</text:p>
          </table:table-cell>
          <table:table-cell table:formula="of:=[.M42]+[.N41]" office:value-type="float" office:value="70">
            <text:p>70</text:p>
          </table:table-cell>
          <table:table-cell table:formula="of:=[.N42]+[.O41]" office:value-type="float" office:value="70">
            <text:p>70</text:p>
          </table:table-cell>
          <table:table-cell table:formula="of:=[.O42]+[.P41]" office:value-type="float" office:value="100">
            <text:p>10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130">
            <text:p>130</text:p>
          </table:table-cell>
          <table:table-cell table:formula="of:=[.R42]+[.S41]" office:value-type="float" office:value="130">
            <text:p>130</text:p>
          </table:table-cell>
          <table:table-cell table:formula="of:=[.S42]+[.T41]" office:value-type="float" office:value="130">
            <text:p>130</text:p>
          </table:table-cell>
          <table:table-cell table:formula="of:=[.T42]+[.U41]" office:value-type="float" office:value="130">
            <text:p>130</text:p>
          </table:table-cell>
          <table:table-cell table:formula="of:=[.U42]+[.V41]" office:value-type="float" office:value="130">
            <text:p>130</text:p>
          </table:table-cell>
          <table:table-cell table:formula="of:=[.V42]+[.W41]" office:value-type="float" office:value="130">
            <text:p>130</text:p>
          </table:table-cell>
          <table:table-cell table:formula="of:=[.W42]+[.X41]" office:value-type="float" office:value="130">
            <text:p>130</text:p>
          </table:table-cell>
          <table:table-cell table:formula="of:=[.X42]+[.Y41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true">
            <text:p>TRU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Fairhaven 2">
            <text:p>Fairhave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y Peters #">
            <text:p>Ty Peters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Emily Letkeman #">
            <text:p>Emily Letkeman #</text:p>
          </table:table-cell>
          <table:table-cell table:style-name="ce77" table:formula="of:=[.S62]*20+[.Z62]+[.Z74]+[.Z84]" office:value-type="float" office:value="-10">
            <text:p>-10</text:p>
          </table:table-cell>
          <table:table-cell table:style-name="ce77" table:formula="of:=[.S74]" office:value-type="float" office:value="2">
            <text:p>2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 office:value-type="string" office:string-value="e">
            <text:p>e</text:p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 office:value-type="string" office:string-value="e">
            <text:p>e</text:p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assidy Agent #">
            <text:p>Cassidy Agent #</text:p>
          </table:table-cell>
          <table:table-cell table:style-name="ce77" table:formula="of:=[.S63]*20+[.Z63]+[.Z75]+[.Z85]" office:value-type="float" office:value="40">
            <text:p>40</text:p>
          </table:table-cell>
          <table:table-cell table:style-name="ce77" table:formula="of:=[.S75]" office:value-type="float" office:value="1">
            <text:p>1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 office:value-type="string" office:string-value="e">
            <text:p>e</text:p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 office:value-type="string" office:string-value="c">
            <text:p>c</text:p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 office:value-type="string" office:string-value="c">
            <text:p>c</text:p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Lillia Fish #">
            <text:p>Lillia Fish #</text:p>
          </table:table-cell>
          <table:table-cell table:style-name="ce77" table:formula="of:=[.S64]*20+[.Z64]+[.Z76]+[.Z86]" office:value-type="float" office:value="20">
            <text:p>2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2">
            <text:p>2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 office:value-type="string" office:string-value="c">
            <text:p>c</text:p>
          </table:table-cell>
          <table:table-cell table:style-name="ce78" table:formula="of:=IF([Quiz.Q17]=0;&quot;&quot;;[Quiz.Q17])" office:value-type="string" office:string-value="e">
            <text:p>e</text:p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Danica Killoh #">
            <text:p>Danica Killoh #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10">
            <text:p>1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30">
            <text:p>3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50">
            <text:p>50</text:p>
          </table:table-cell>
          <table:table-cell table:style-name="ce78" table:formula="of:=IF([.R92]=0;&quot;&quot;;[.R93])" office:value-type="float" office:value="40">
            <text:p>40</text:p>
          </table:table-cell>
          <table:table-cell table:style-name="ce78" table:formula="of:=IF([.S92]=0;&quot;&quot;;[.S93])" office:value-type="float" office:value="60">
            <text:p>6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1">
            <text:p>1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2">
            <text:p>2</text:p>
          </table:table-cell>
          <table:table-cell table:formula="of:=IF(LOWER([.N54])=&quot;e&quot;;[.M74]+1;[.M74])" office:value-type="float" office:value="2">
            <text:p>2</text:p>
          </table:table-cell>
          <table:table-cell table:formula="of:=IF(LOWER([.O54])=&quot;e&quot;;[.N74]+1;[.N74])" office:value-type="float" office:value="2">
            <text:p>2</text:p>
          </table:table-cell>
          <table:table-cell table:formula="of:=IF(LOWER([.P54])=&quot;e&quot;;[.O74]+1;[.O74])" office:value-type="float" office:value="2">
            <text:p>2</text:p>
          </table:table-cell>
          <table:table-cell table:formula="of:=IF(LOWER([.Q54])=&quot;e&quot;;[.P74]+1;[.P74])" office:value-type="float" office:value="2">
            <text:p>2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1">
            <text:p>1</text:p>
          </table:table-cell>
          <table:table-cell table:formula="of:=IF(LOWER([.G55])=&quot;e&quot;;[.F75]+1;[.F75])" office:value-type="float" office:value="1">
            <text:p>1</text:p>
          </table:table-cell>
          <table:table-cell table:formula="of:=IF(LOWER([.H55])=&quot;e&quot;;[.G75]+1;[.G75])" office:value-type="float" office:value="1">
            <text:p>1</text:p>
          </table:table-cell>
          <table:table-cell table:formula="of:=IF(LOWER([.I55])=&quot;e&quot;;[.H75]+1;[.H75])" office:value-type="float" office:value="1">
            <text:p>1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2">
            <text:p>2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3">
            <text:p>3</text:p>
          </table:table-cell>
          <table:table-cell table:formula="of:=SUM([.N73:.N77])" office:value-type="float" office:value="3">
            <text:p>3</text:p>
          </table:table-cell>
          <table:table-cell table:formula="of:=SUM([.O73:.O77])" office:value-type="float" office:value="3">
            <text:p>3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4">
            <text:p>4</text:p>
          </table:table-cell>
          <table:table-cell table:formula="of:=SUM([.S73:.S77])" office:value-type="float" office:value="4">
            <text:p>4</text:p>
          </table:table-cell>
          <table:table-cell table:formula="of:=SUM([.T73:.T77])" office:value-type="float" office:value="4">
            <text:p>4</text:p>
          </table:table-cell>
          <table:table-cell table:formula="of:=SUM([.U73:.U77])" office:value-type="float" office:value="4">
            <text:p>4</text:p>
          </table:table-cell>
          <table:table-cell table:formula="of:=SUM([.V73:.V77])" office:value-type="float" office:value="4">
            <text:p>4</text:p>
          </table:table-cell>
          <table:table-cell table:formula="of:=SUM([.W73:.W77])" office:value-type="float" office:value="4">
            <text:p>4</text:p>
          </table:table-cell>
          <table:table-cell table:formula="of:=SUM([.X73:.X77])" office:value-type="float" office:value="4">
            <text:p>4</text:p>
          </table:table-cell>
          <table:table-cell table:formula="of:=SUM([.Y73:.Y77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-10">
            <text:p>-1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-10">
            <text:p>-1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10">
            <text:p>10</text:p>
          </table:table-cell>
          <table:table-cell table:formula="of:=[.M93]+[.N92]" office:value-type="float" office:value="10">
            <text:p>10</text:p>
          </table:table-cell>
          <table:table-cell table:formula="of:=[.N93]+[.O92]" office:value-type="float" office:value="30">
            <text:p>30</text:p>
          </table:table-cell>
          <table:table-cell table:formula="of:=[.O93]+[.P92]" office:value-type="float" office:value="30">
            <text:p>30</text:p>
          </table:table-cell>
          <table:table-cell table:formula="of:=[.P93]+[.Q92]" office:value-type="float" office:value="50">
            <text:p>5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60">
            <text:p>60</text:p>
          </table:table-cell>
          <table:table-cell table:formula="of:=[.S93]+[.T92]" office:value-type="float" office:value="60">
            <text:p>60</text:p>
          </table:table-cell>
          <table:table-cell table:formula="of:=[.T93]+[.U92]" office:value-type="float" office:value="60">
            <text:p>60</text:p>
          </table:table-cell>
          <table:table-cell table:formula="of:=[.U93]+[.V92]" office:value-type="float" office:value="60">
            <text:p>60</text:p>
          </table:table-cell>
          <table:table-cell table:formula="of:=[.V93]+[.W92]" office:value-type="float" office:value="60">
            <text:p>60</text:p>
          </table:table-cell>
          <table:table-cell table:formula="of:=[.W93]+[.X92]" office:value-type="float" office:value="60">
            <text:p>60</text:p>
          </table:table-cell>
          <table:table-cell table:formula="of:=[.X93]+[.Y92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true">
            <text:p>TRU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true">
            <text:p>TRU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thern 5">
            <text:p>Rosthern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Katie Peters #">
            <text:p>Katie Peters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rleigh Peters #">
            <text:p>Carleigh Peters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b">
            <text:p>b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Paw Lie #">
            <text:p>Paw Lie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 office:value-type="string" office:string-value="mb">
            <text:p>mb</text:p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Hsar Ku Wah #">
            <text:p>Hsar Ku Wah #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40">
            <text:p>4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true">
            <text:p>TRU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true">
            <text:p>TRU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0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43:06.31</meta:creation-date>
    <meta:editing-duration>PT4M41S</meta:editing-duration>
    <meta:editing-cycles>2</meta:editing-cycles>
    <meta:generator>OpenOffice/4.1.5$Win32 OpenOffice.org_project/415m1$Build-9789</meta:generator>
    <dc:date>2018-11-10T10:02:57.55</dc:date>
    <meta:document-statistic meta:table-count="5" meta:cell-count="4548" meta:object-count="0"/>
  </office:meta>
</office:document-meta>
</file>